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TreeModel.matches( TraversableSource src , List includes , List exclud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TreeModel.setRootSource( TraversableSourc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eeModel.addTreeModelListener( TreeModel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.setRoot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TreeModel.isLeaf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.filterChildren( Collection co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urceTreeModel.getChildren( Objec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urceTreeModel.SourceTreeModel( SourceResolver resolver , String roo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eeModel.removeTreeModelListener( TreeModel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.getRoo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TreeModel.getChildKey( Object parent , Objec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.SourceTreeModel( SourceTreeModelDefinition 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TreeModel.getNode( Tree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.getChild( Object parent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